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Google Sans" svg:font-family="'Google Sans', Roboto, RobotoDraf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08c" officeooo:paragraph-rsid="0005a60e"/>
    </style:style>
    <style:style style:name="P2" style:family="paragraph" style:parent-style-name="Standard">
      <style:text-properties officeooo:rsid="0009e8d5" officeooo:paragraph-rsid="0009e8d5"/>
    </style:style>
    <style:style style:name="P3" style:family="paragraph" style:parent-style-name="Standard">
      <style:text-properties officeooo:rsid="001a32c7" officeooo:paragraph-rsid="001a32c7"/>
    </style:style>
    <style:style style:name="P4" style:family="paragraph" style:parent-style-name="Title">
      <style:text-properties officeooo:rsid="001f7f7a" officeooo:paragraph-rsid="001f7f7a"/>
    </style:style>
    <style:style style:name="P5" style:family="paragraph" style:parent-style-name="Heading_20_1">
      <style:text-properties fo:font-size="12pt" style:font-size-asian="12pt" style:font-size-complex="12pt"/>
    </style:style>
    <style:style style:name="P6" style:family="paragraph" style:parent-style-name="Standard" style:list-style-name="List_20_1">
      <style:text-properties officeooo:rsid="000e51c7" officeooo:paragraph-rsid="000e51c7"/>
    </style:style>
    <style:style style:name="P7" style:family="paragraph" style:parent-style-name="Standard">
      <style:text-properties officeooo:rsid="000e51c7" officeooo:paragraph-rsid="001f7f7a"/>
    </style:style>
    <style:style style:name="P8" style:family="paragraph" style:parent-style-name="Standard" style:list-style-name="List_20_1">
      <style:text-properties officeooo:rsid="00106ece" officeooo:paragraph-rsid="00106ece"/>
    </style:style>
    <style:style style:name="P9" style:family="paragraph" style:parent-style-name="Standard">
      <style:text-properties style:text-position="0% 100%" officeooo:rsid="00106ece" officeooo:paragraph-rsid="00106ece"/>
    </style:style>
    <style:style style:name="P10" style:family="paragraph" style:parent-style-name="Standard">
      <style:text-properties style:text-position="0% 100%" officeooo:rsid="001154b0" officeooo:paragraph-rsid="001154b0"/>
    </style:style>
    <style:style style:name="P11" style:family="paragraph" style:parent-style-name="Standard" style:list-style-name="L1">
      <style:text-properties officeooo:rsid="001154b0" officeooo:paragraph-rsid="001154b0"/>
    </style:style>
    <style:style style:name="P12" style:family="paragraph" style:parent-style-name="Standard" style:list-style-name="L1">
      <style:text-properties officeooo:rsid="00134dda" officeooo:paragraph-rsid="001402d6"/>
    </style:style>
    <style:style style:name="P13" style:family="paragraph" style:parent-style-name="Standard" style:list-style-name="L1">
      <style:text-properties officeooo:rsid="001762ba" officeooo:paragraph-rsid="001762ba"/>
    </style:style>
    <style:style style:name="P14" style:family="paragraph" style:parent-style-name="Standard" style:list-style-name="L1">
      <style:text-properties officeooo:rsid="0018b956" officeooo:paragraph-rsid="0018b956"/>
    </style:style>
    <style:style style:name="P15" style:family="paragraph" style:parent-style-name="Standard" style:list-style-name="L1">
      <style:text-properties officeooo:rsid="001a32c7" officeooo:paragraph-rsid="001a32c7"/>
    </style:style>
    <style:style style:name="P16" style:family="paragraph" style:parent-style-name="Standard">
      <style:text-properties officeooo:rsid="0005a60e" officeooo:paragraph-rsid="0005a60e"/>
    </style:style>
    <style:style style:name="P17" style:family="paragraph" style:parent-style-name="Standard">
      <style:text-properties officeooo:rsid="0022462c" officeooo:paragraph-rsid="0022462c"/>
    </style:style>
    <style:style style:name="P18" style:family="paragraph" style:parent-style-name="Standard">
      <style:text-properties officeooo:rsid="001ca4c8" officeooo:paragraph-rsid="001ca4c8"/>
    </style:style>
    <style:style style:name="P19" style:family="paragraph" style:parent-style-name="Standard">
      <style:text-properties officeooo:rsid="0023c5de" officeooo:paragraph-rsid="0023c5de"/>
    </style:style>
    <style:style style:name="P20" style:family="paragraph" style:parent-style-name="Standard">
      <style:text-properties officeooo:rsid="0025b6c0" officeooo:paragraph-rsid="0025b6c0"/>
    </style:style>
    <style:style style:name="P21" style:family="paragraph" style:parent-style-name="Standard">
      <style:text-properties officeooo:rsid="0026a8a9" officeooo:paragraph-rsid="0026a8a9"/>
    </style:style>
    <style:style style:name="P22" style:family="paragraph" style:parent-style-name="Standard">
      <style:text-properties officeooo:rsid="0027968d" officeooo:paragraph-rsid="0027968d"/>
    </style:style>
    <style:style style:name="P23" style:family="paragraph" style:parent-style-name="Standard">
      <style:text-properties officeooo:paragraph-rsid="0027968d"/>
    </style:style>
    <style:style style:name="T1" style:family="text">
      <style:text-properties officeooo:rsid="000e51c7"/>
    </style:style>
    <style:style style:name="T2" style:family="text">
      <style:text-properties officeooo:rsid="001029e9"/>
    </style:style>
    <style:style style:name="T3" style:family="text">
      <style:text-properties style:text-position="sub 58%"/>
    </style:style>
    <style:style style:name="T4" style:family="text">
      <style:text-properties style:text-position="sub 58%" officeooo:rsid="001029e9"/>
    </style:style>
    <style:style style:name="T5" style:family="text">
      <style:text-properties style:text-position="sub 58%" officeooo:rsid="001154b0"/>
    </style:style>
    <style:style style:name="T6" style:family="text">
      <style:text-properties style:text-position="sub 58%" officeooo:rsid="0015737e"/>
    </style:style>
    <style:style style:name="T7" style:family="text">
      <style:text-properties style:text-position="sub 58%" officeooo:rsid="001762ba"/>
    </style:style>
    <style:style style:name="T8" style:family="text">
      <style:text-properties style:text-position="0% 100%"/>
    </style:style>
    <style:style style:name="T9" style:family="text">
      <style:text-properties style:text-position="0% 100%" officeooo:rsid="00127b89"/>
    </style:style>
    <style:style style:name="T10" style:family="text">
      <style:text-properties style:text-position="0% 100%" officeooo:rsid="00134dda"/>
    </style:style>
    <style:style style:name="T11" style:family="text">
      <style:text-properties style:text-position="0% 100%" fo:font-style="italic" style:font-style-asian="italic" style:font-style-complex="italic"/>
    </style:style>
    <style:style style:name="T12" style:family="text">
      <style:text-properties style:text-position="0% 100%" fo:font-style="italic" officeooo:rsid="00160e2c" style:font-style-asian="italic" style:font-style-complex="italic"/>
    </style:style>
    <style:style style:name="T13" style:family="text">
      <style:text-properties style:text-position="0% 100%" fo:font-style="italic" officeooo:rsid="001762ba" style:font-style-asian="italic" style:font-style-complex="italic"/>
    </style:style>
    <style:style style:name="T14" style:family="text">
      <style:text-properties style:text-position="0% 100%" officeooo:rsid="001402d6"/>
    </style:style>
    <style:style style:name="T15" style:family="text">
      <style:text-properties style:text-position="0% 100%" fo:font-weight="bold" officeooo:rsid="001402d6" style:font-weight-asian="bold" style:font-weight-complex="bold"/>
    </style:style>
    <style:style style:name="T16" style:family="text">
      <style:text-properties style:text-position="0% 100%" officeooo:rsid="0015737e"/>
    </style:style>
    <style:style style:name="T17" style:family="text">
      <style:text-properties style:text-position="0% 100%" officeooo:rsid="00160e2c"/>
    </style:style>
    <style:style style:name="T18" style:family="text">
      <style:text-properties style:text-position="0% 100%" officeooo:rsid="001762ba"/>
    </style:style>
    <style:style style:name="T19" style:family="text">
      <style:text-properties style:text-position="0% 100%" officeooo:rsid="0022462c"/>
    </style:style>
    <style:style style:name="T20" style:family="text">
      <style:text-properties fo:font-style="italic" style:font-style-asian="italic" style:font-style-complex="italic"/>
    </style:style>
    <style:style style:name="T21" style:family="text">
      <style:text-properties fo:font-style="italic" officeooo:rsid="001a082a"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officeooo:rsid="001029e9" style:font-weight-asian="bold" style:font-weight-complex="bold"/>
    </style:style>
    <style:style style:name="T24" style:family="text">
      <style:text-properties officeooo:rsid="0018b956"/>
    </style:style>
    <style:style style:name="T25" style:family="text">
      <style:text-properties officeooo:rsid="001a082a"/>
    </style:style>
    <style:style style:name="T26" style:family="text">
      <style:text-properties officeooo:rsid="001c2603"/>
    </style:style>
    <style:style style:name="T27" style:family="text">
      <style:text-properties officeooo:rsid="001f7f7a"/>
    </style:style>
    <style:style style:name="T28" style:family="text">
      <style:text-properties officeooo:rsid="0009e8d5"/>
    </style:style>
    <style:style style:name="T29" style:family="text">
      <style:text-properties officeooo:rsid="0020a352"/>
    </style:style>
    <style:style style:name="T30" style:family="text">
      <style:text-properties officeooo:rsid="0022462c"/>
    </style:style>
    <style:style style:name="T31" style:family="text">
      <style:text-properties officeooo:rsid="0026a8a9"/>
    </style:style>
    <style:style style:name="T32" style:family="text">
      <style:text-properties officeooo:rsid="0027968d"/>
    </style:style>
    <style:style style:name="T33" style:family="text">
      <style:text-properties fo:font-variant="normal" fo:text-transform="none" fo:color="#222222" loext:opacity="100%" style:font-name="Google Sans" fo:font-size="10.5pt" fo:letter-spacing="normal" fo:font-style="normal" fo:font-weight="normal"/>
    </style:style>
    <style:style style:name="T34" style:family="text">
      <style:text-properties officeooo:rsid="00293c0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bout this project</text:p>
      <text:h text:style-name="P5" text:outline-level="1"><text:span text:style-name="T27">Background</text:span>: </text:h>
      <text:p text:style-name="P1"/>
      <text:p text:style-name="P16">The <text:span text:style-name="T27">project is motivated by a scientific question: In the Covid-19 event, the rapid replacement wild types by mutants could be observed several times. </text:span><text:span text:style-name="T29">This is strange </text:span><text:span text:style-name="T30">because the normal way for a new strain to block the previous wild type is by increasing immunity. If herd immunity for strain A is expected at 80%, and a strain B infection causes immunity against strain A, then strain A should disappear once the combined attack rate of A and B is 80%. But Wuhan collapsed far too early after Alpha showed up, and Alpha collapsed far too early after Delta arrived.</text:span></text:p>
      <text:p text:style-name="P16"/>
      <text:p text:style-name="P17">There also were some strange aspects of the dynamics, such as long periods of erratic fluctuations, for example in Portugal summer 2021and spring 2022.</text:p>
      <text:p text:style-name="P17"/>
      <text:p text:style-name="P2">Several papers demonstrated the importance of contact networks for the dynamics of virus spread []. <text:span text:style-name="T1">As such, clusters of contact events do not explain the rapid replacement of the wild type – many in-group contacts combined with less group-to-group contacts would result in exponential growth on the group level if group-to-group contacts were random. In the case that groups also were forming clusters spread would resemble the progress of a flame-front of a wildfire but then the mutant would not be able to replace the wild type rapidly everywhere.</text:span></text:p>
      <text:p text:style-name="P2"/>
      <text:p text:style-name="P7">The picture changes if the superposition of dynamics driven by contacts in two different types of groups is considered. <text:span text:style-name="T28">The model </text:span><text:span text:style-name="T27">underlying this project</text:span><text:span text:style-name="T28"> is a variant of these network models, introducing a combination of stable nets and such with fluctuation. </text:span><text:span text:style-name="T30">The</text:span><text:span text:style-name="T2"> basic idea is illustrated by the following ultra-simple model:</text:span></text:p>
      <text:list xml:id="list2491422279" text:style-name="List_20_1">
        <text:list-item>
          <text:p text:style-name="P6"><text:span text:style-name="T2">There is a </text:span>group <text:span text:style-name="T2">G</text:span><text:span text:style-name="T4">f(luctuation)</text:span><text:span text:style-name="T2"> </text:span>of <text:span text:style-name="T2">constant size </text:span><text:span text:style-name="T22">m</text:span>, <text:span text:style-name="T2">such that </text:span><text:span text:style-name="T23">n</text:span><text:span text:style-name="T2">, </text:span><text:span text:style-name="T23">n</text:span><text:span text:style-name="T2">&lt;</text:span><text:span text:style-name="T23">m </text:span><text:span text:style-name="T2">members are replaced by randomly selected members of the population in each round. Contact events in the group G</text:span><text:span text:style-name="T4">f</text:span><text:span text:style-name="T2"> are frequent.</text:span></text:p>
        </text:list-item>
        <text:list-item>
          <text:p text:style-name="P8">The population is partitioned into disjoint, stable groups G<text:span text:style-name="T3">s</text:span><text:span text:style-name="T5">(table)</text:span><text:span text:style-name="T3">.1</text:span>,...G<text:span text:style-name="T3">s.n </text:span><text:span text:style-name="T8">such that contact events are frequent within each group but very rare between members of different groups.</text:span></text:p>
        </text:list-item>
      </text:list>
      <text:p text:style-name="P9"/>
      <text:p text:style-name="P10">With appropriate parameters, some characteristics of the expected dynamics then are:</text:p>
      <text:list xml:id="list2596432321" text:style-name="L1">
        <text:list-item>
          <text:p text:style-name="P11"><text:span text:style-name="T8">The system will reach a state where new cases are roughly proportional to susceptibility of the whole population for prolonged periods. <text:line-break/></text:span><text:span text:style-name="T11">Argument:</text:span><text:span text:style-name="T8"> If contacts in the group G</text:span><text:span text:style-name="T3">f</text:span><text:span text:style-name="T8"> with fluctuation are sufficiently frequent and transmission is sufficiently likely, then </text:span><text:span text:style-name="T19">a constant fraction of</text:span><text:span text:style-name="T8"> </text:span><text:span text:style-name="T9">susceptible individuals entering the group will become cases before leaving. Even if reduced activity implies that 3 out of 5 new members get active immediately and 2 get active one generation later, that means 5 new cases per generation, just as in the case that all 5 get active immediately. </text:span><text:span text:style-name="T10">The argument will break at some time but only when the population reaches <text:s/>considerable immunity.<text:line-break/>If contact events between members of different stable groups are sufficiently rare, then the exponent for growth of activated stable groups will be less tan 1 and total activity will be a multiple of activity in the gro</text:span><text:span text:style-name="T19">u</text:span><text:span text:style-name="T10">p with fluctuation.</text:span></text:p>
        </text:list-item>
        <text:list-item>
          <text:p text:style-name="P12"><text:span text:style-name="T10">T</text:span><text:span text:style-name="T8">he peak of new activity in the period preceding the aforementioned period of susceptibility-proportional new activity may be considerably higher than the level in the susceptibility-proportional period.<text:line-break/></text:span><text:span text:style-name="T11">Argument:</text:span><text:span text:style-name="T8"> Numbers of new activation in the </text:span><text:span text:style-name="T14">s</text:span><text:span text:style-name="T8">usceptibility-proportional period </text:span><text:span text:style-name="T14">are bounded by the fluctuation number</text:span><text:span text:style-name="T15"> n</text:span><text:span text:style-name="T14"> but </text:span><text:span text:style-name="T16">may peak higher before as activity spreads in G</text:span><text:span text:style-name="T6">f</text:span><text:span text:style-name="T16">. Number of follow-up new cases in stable groups then also will peak simultaneously a bit later.</text:span></text:p>
        </text:list-item>
        <text:list-item>
          <text:p text:style-name="P11"><text:soft-page-break/><text:span text:style-name="T8"><text:s/></text:span><text:span text:style-name="T17">A mutant may replace the previous wild type rapidly regardless of the wild type’s stability at the level of population immunity without the mutant.<text:line-break/></text:span><text:span text:style-name="T12">A</text:span><text:span text:style-name="T13">rgument:</text:span><text:span text:style-name="T18"> If the mutant replaces the previous wild type in the group with fluctuation G</text:span><text:span text:style-name="T7">f</text:span><text:span text:style-name="T18">, it will shortly afterwards also replace it anywhere due to the limited length of transmission chains outside G</text:span><text:span text:style-name="T7">f</text:span><text:span text:style-name="T18">. This does not depend on the fraction of stable groups where activity has been triggered and thus not on immunity of the total population.</text:span></text:p>
        </text:list-item>
        <text:list-item>
          <text:p text:style-name="P13">Modifications of parameters for transmission in stable nets will not necessarily have any impact on peaks or accumulated cases before activity fades out.<text:line-break/><text:span text:style-name="T20">Argument:</text:span> If transmission probabilities in the stable groups are high enough, the number of follow-up cases any activation in the group with fluctuation will be the size of stable group. This term does not depend on the speed of spread through stable groups.</text:p>
        </text:list-item>
        <text:list-item>
          <text:p text:style-name="P13">Appearance of a mutant with higher transmission probability can yield a peak higher than the level of activation which becomes stable.<text:line-break/><text:span text:style-name="T20">Argument:</text:span> <text:span text:style-name="T24">Follow-up cases of activation in stable group peak some time after activity is triggered by a member of the stable group joining the group with activation and becoming active there. If the mutant spreads faster then peaks of new mutant cases may coincide with peaks of wild type cases resulting from earlier triggers.</text:span></text:p>
        </text:list-item>
        <text:list-item>
          <text:p text:style-name="P14">The speed of replacement is not tightly linked to either level of activity or finally reached accumulated <text:span text:style-name="T25">case numbers.<text:line-break/></text:span><text:span text:style-name="T21">Argument</text:span><text:span text:style-name="T25">: <text:s/>Shifting the contagious phase has a significant impact on the average stay in the group with fluctuation. A strain being contagious from day x-1 to y-1 will have an advantage over a strain contagious from day x to y. However, this has no impact on the stable level of activity and only marginal impact on accumulated case numbers.</text:span></text:p>
        </text:list-item>
        <text:list-item>
          <text:p text:style-name="P15">Effects of parameter changes for accumulated case numbers before spread fades out and height of peaks are almost independent.</text:p>
          <text:p text:style-name="P15"><text:span text:style-name="T20">Argument</text:span>: Some parameters, <text:span text:style-name="T26">for example the size of the stable groups, strongly influence the height of peaks. However, spread will stop when the fraction of susceptible individuals entering the group with fluctuation becomes to small. This point is (almost) independent from size of stable groups but strongly depends on transmission probability in the group with fluctuation.</text:span></text:p>
        </text:list-item>
      </text:list>
      <text:p text:style-name="P3"/>
      <text:p text:style-name="P18">Of course, the listed characteristics will not hold for all possible parameters. Yet the match to real-world data, particularly early replacement of wild type and long periods of quasi-constant levels of activity suggest that the sketched type of models might be much closer to reality than traditional SIR-type models or explanations based on ad-hoc assumptions about behavioral changes.</text:p>
      <text:p text:style-name="P18"/>
      <text:h text:style-name="Heading_20_2" text:outline-level="2">Computational simulation</text:h>
      <text:p text:style-name="P19">I programmed computational models to verify the model assumptions and explore the consequences. The models are still fairly simple, working with just 4 types of groups and two strains. But they allow to vary some parameters.</text:p>
      <text:p text:style-name="P19"/>
      <text:h text:style-name="Heading_20_2" text:outline-level="2">Mathematical basis</text:h>
      <text:p text:style-name="P19">Each strain is associated with a ‘transmission probability’ in each group. The probability of a group member to become exposed to strain X in the group is calculated as cases^(1-tp<text:span text:style-name="T3">X</text:span>) where <text:s/>‘cases’ is the number of active, contagious cases in the group. The model defines a begin and end of the contagious period but does not account for different levels of contagiousness in the period.</text:p>
      <text:p text:style-name="P19"/>
      <text:p text:style-name="P19">The probability of a susceptible individual not to become a case is the product of probabilities not to become a case of either strain in any of the groups where the individual is a member.</text:p>
      <text:p text:style-name="P19"><text:soft-page-break/>If an individual becomes an active case, then the conditional probability to become a case of strain X is the probability of becoming exposed to X divided by the sum of probabilities to become exposed to either X or Y. </text:p>
      <text:h text:style-name="Heading_20_2" text:outline-level="2">Stable net overlap</text:h>
      <text:p text:style-name="P20">The model knows to types of stable nets, basic ‘family’ nets and aggregated ‘work &amp; friends’ nets. The overlap is defined by a ‘shuffle’ parameter. If this is set to false, then the same indexing defines membership in both kind – for some k basic nets are all sets with index n*k,..n*k+k-1, aggregated stable nets for some l are all sets m*l,…,m*l+l-1. With shuffling, the index orderings <text:span text:style-name="T31">differ. </text:span></text:p>
      <text:p text:style-name="P20"/>
      <text:p text:style-name="P21">Shuffling significantly increases the probability for spread from one aggregated stable net to another one without passing through a net with fluctuation.</text:p>
      <text:h text:style-name="Heading_20_2" text:outline-level="2">Probability representation</text:h>
      <text:p text:style-name="P21">Probabilities are represented by integers equivalent to p*10000, where p is the real probability. There is no particular reason for this, it is just one way to do it.</text:p>
      <text:h text:style-name="Heading_20_2" text:outline-level="2">OS/Dev-environment dependency</text:h>
      <text:p text:style-name="P21"/>
      <text:p text:style-name="P21">The project is VS, and the dialog is MFC. Everything else is just standard C++ and should compile everywhere.</text:p>
      <text:p text:style-name="P21"/>
      <text:p text:style-name="P21">Matlab engine is called but this might be removed soon. I wanted to create plots but since there will be a second project for mathematical analysis of the simulation results in the database, that functionality may as well go there. In any case, Matlab by now is called but does not do anything meaningful by now.</text:p>
      <text:p text:style-name="P21"/>
      <text:p text:style-name="P22">Output of results is done by implementations of an interface ‘Writer’, defined in ‘model’ namespace. The implementing classes just set the value of pointers to the functions for opening and closing instances. Currently, the implementations do file output and output to MariaDB database but if someone prefers another database, this can be added without changing the existing code.</text:p>
      <text:h text:style-name="Heading_20_1" text:outline-level="1">Contact information</text:h>
      <text:p text:style-name="P23"><text:span text:style-name="T32">My name is Peter Krall. I </text:span><text:span text:style-name="T34">have a dedicated mail account for things relating to mathematical and computational models of virus spread</text:span><text:span text:style-name="T32">: </text:span><text:span text:style-name="T33">c19xperiments@gmail.com</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Google Sans" svg:font-family="'Google Sans', Roboto, RobotoDraf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6T19:46:08.602000000</meta:creation-date>
    <dc:date>2022-08-02T19:22:10.468000000</dc:date>
    <meta:editing-duration>PT42M46S</meta:editing-duration>
    <meta:editing-cycles>7</meta:editing-cycles>
    <meta:generator>LibreOffice/7.2.7.2$Windows_X86_64 LibreOffice_project/8d71d29d553c0f7dcbfa38fbfda25ee34cce99a2</meta:generator>
    <meta:document-statistic meta:table-count="0" meta:image-count="0" meta:object-count="0" meta:page-count="3" meta:paragraph-count="35" meta:word-count="1461" meta:character-count="9029" meta:non-whitespace-character-count="7602"/>
  </office:meta>
</office:document-meta>
</file>